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4pt" fo:font-weight="bold" officeooo:rsid="00072ead" officeooo:paragraph-rsid="00072ea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072ead"/>
    </style:style>
    <style:style style:name="T1" style:family="text">
      <style:text-properties fo:font-weight="bold" officeooo:rsid="00072ea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3</text:p>
      <text:p text:style-name="P3"/>
      <text:p text:style-name="P3"/>
      <text:p text:style-name="P3"/>
      <text:p text:style-name="P4">1.Does ansi recognize the data type DATE?</text:p>
      <text:p text:style-name="Standard">1* NO ansi only recognize number and variable.</text:p>
      <text:p text:style-name="P1"/>
      <text:p text:style-name="P5"><text:span text:style-name="T1">2.Which subdivision of sql is used to insert values <text:s/>in tables?</text:span></text:p>
      <text:p text:style-name="P5">2*INSERT IN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13:05.921631084</meta:creation-date>
    <dc:date>2023-09-12T23:16:56.610408981</dc:date>
    <meta:editing-duration>PT3M51S</meta:editing-duration>
    <meta:editing-cycles>1</meta:editing-cycles>
    <meta:document-statistic meta:table-count="0" meta:image-count="0" meta:object-count="0" meta:page-count="1" meta:paragraph-count="5" meta:word-count="29" meta:character-count="175" meta:non-whitespace-character-count="150"/>
    <meta:generator>LibreOffice/7.3.5.2$Linux_X86_64 LibreOffice_project/30$Build-2</meta:generator>
  </office:meta>
</office:document-meta>
</file>